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12mm 0.12mm 0.12mm" fo:padding-left="0mm" fo:padding-right="0mm" fo:padding-top="0mm" fo:padding-bottom="0.74mm" fo:border-left="none" fo:border-right="none" fo:border-top="none" fo:border-bottom="0.99pt double #000000" style:join-border="false"/>
    </style:style>
    <style:style style:name="P2" style:family="paragraph" style:parent-style-name="Standard">
      <style:paragraph-properties fo:padding-left="0mm" fo:padding-right="0mm" fo:padding-top="0mm" fo:padding-bottom="0.74mm" fo:border="none" style:shadow="none" style:writing-mode="page" style:join-border="false"/>
      <style:text-properties officeooo:paragraph-rsid="0002efcd"/>
    </style:style>
    <style:style style:name="P3" style:family="paragraph" style:parent-style-name="Standard">
      <style:paragraph-properties fo:padding-left="0mm" fo:padding-right="0mm" fo:padding-top="0mm" fo:padding-bottom="0.74mm" fo:border="none" style:shadow="none" style:writing-mode="page" style:join-border="false"/>
      <style:text-properties officeooo:rsid="0002efcd" officeooo:paragraph-rsid="0002efcd"/>
    </style:style>
    <style:style style:name="P4" style:family="paragraph" style:parent-style-name="Standard">
      <style:paragraph-properties style:border-line-width-bottom="0.12mm 0.12mm 0.12mm" fo:padding-left="0mm" fo:padding-right="0mm" fo:padding-top="0mm" fo:padding-bottom="1.99mm" fo:border-left="none" fo:border-right="none" fo:border-top="none" fo:border-bottom="0.99pt double #000000" style:shadow="none" style:writing-mode="page" style:join-border="false"/>
      <style:text-properties officeooo:paragraph-rsid="0002e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考古題_1_常見考題<text:tab/>2018/01/22</text:p>
      <text:p text:style-name="P2"/>
      <text:p text:style-name="Standard">1. C/C++ 類：</text:p>
      <text:p text:style-name="Standard"><text:s text:c="3"/>1.1 const int* p 和 int* const q 兩者之差別？</text:p>
      <text:p text:style-name="Standard"/>
      <text:p text:style-name="Standard"><text:s text:c="7"/>一、 const int* p <text:s/>指標內容不可更動。</text:p>
      <text:p text:style-name="Standard"><text:s text:c="11"/>//*p=10;/*錯誤*/</text:p>
      <text:p text:style-name="Standard"><text:s text:c="6"/>二、 int * const p 指標不可更動。//p++;/*錯誤*/</text:p>
      <text:p text:style-name="Standard"><text:s text:c="48"/></text:p>
      <text:p text:style-name="Standard"><text:s text:c="3"/>1.2 32-bit machine用C語言對位址 0x00005000 的第三個bit設成0，第五個bit設成1。</text:p>
      <text:p text:style-name="Standard"><text:s text:c="7"/>unsigned int a=0x00005000</text:p>
      <text:p text:style-name="Standard"><text:s text:c="7"/>a &amp;= 0xFFFFFFFB(1111 1111 1111 1111 .... .... .... .... 1011)</text:p>
      <text:p text:style-name="Standard"><text:s text:c="7"/>b |= <text:s text:c="2"/>0x000000010(0000 0000 0000 0000 .... .... .... ...1 0000)</text:p>
      <text:p text:style-name="Standard"><text:s text:c="47"/></text:p>
      <text:p text:style-name="Standard"><text:s text:c="3"/>1.3 指標與陣列的差別？</text:p>
      <text:p text:style-name="Standard"><text:s text:c="6"/>就記憶體方向來看，"指標"所用的記憶體位置不為連續，而"矩陣"所配置的空間為連續。</text:p>
      <text:p text:style-name="Standard"><text:s text:c="3"/>1.4 試寫出一個Macro求出兩數之最大值。</text:p>
      <text:p text:style-name="Standard"><text:s text:c="6"/>#define MAX(a,b) <text:s text:c="2"/>((a)&gt;= (b) (a):(b))</text:p>
      <text:p text:style-name="Standard"><text:s text:c="3"/>1.5 #define SUM(a,b) <text:s/>a+b</text:p>
      <text:p text:style-name="Standard"><text:s text:c="16"/>若是 SUM(2,5)*10 的答案是什麼？ <text:s text:c="24"/></text:p>
      <text:p text:style-name="Standard"><text:s text:c="2"/>如何定義巨集?</text:p>
      <text:p text:style-name="Standard"><text:s text:c="2"/>語法 1：#define 巨集名稱 [替代內容]</text:p>
      <text:p text:style-name="Standard"><text:s text:c="2"/>語法 2：#define 巨集名稱(引數列) 運算式</text:p>
      <text:p text:style-name="Standard"><text:s text:c="2"/>功能：巨集名稱可用來定義常用的常數、字串、簡單的數學公式 <text:s text:c="18"/>或函式。</text:p>
      <text:p text:style-name="Standard"><text:s text:c="2"/>(1)習慣大寫命名</text:p>
      <text:p text:style-name="Standard"><text:s text:c="2"/>(2)不用分號結尾</text:p>
      <text:p text:style-name="Standard"><text:s text:c="2"/>(3)當運算overflow時記得加上UL</text:p>
      <text:p text:style-name="Standard"><text:s text:c="2"/>#define SECONDS_PER_YEAR (60 * 60 * 24 * 365)UL</text:p>
      <text:p text:style-name="Standard"><text:s text:c="2"/>(4)定義運算函式時要小心()的使用</text:p>
      <text:p text:style-name="Standard"><text:s text:c="16"/></text:p>
      <text:p text:style-name="Standard"><text:s text:c="2"/>ex1.</text:p>
      <text:p text:style-name="Standard"><text:s text:c="2"/>#define SQR(x) <text:s text:c="5"/>((x)*(x))..... (a)</text:p>
      <text:p text:style-name="Standard"><text:s text:c="2"/>#define SQR(x) <text:s text:c="5"/>(x*x).............(b)</text:p>
      <text:p text:style-name="Standard"><text:s text:c="2"/>(a)與(b)式分別帶入3+2所表示的結果會不相同</text:p>
      <text:p text:style-name="Standard"><text:s text:c="14"/></text:p>
      <text:p text:style-name="Standard"><text:s text:c="2"/>(a)會是(3+2)*(3+2) =25</text:p>
      <text:p text:style-name="Standard"><text:s text:c="2"/>(b)會是3+2*3+2 =11</text:p>
      <text:p text:style-name="Standard"><text:s text:c="16"/></text:p>
      <text:p text:style-name="Standard"><text:s text:c="2"/>ex2.</text:p>
      <text:p text:style-name="Standard"><text:s text:c="2"/>#define SUM(a,b) <text:s/>a+b</text:p>
      <text:p text:style-name="Standard"><text:s text:c="2"/>int main(void) {</text:p>
      <text:p text:style-name="Standard"><text:s text:c="3"/>int c;</text:p>
      <text:p text:style-name="Standard"><text:s text:c="3"/>c= SUM(2,5)*10; //c=a+b*10;</text:p>
      <text:p text:style-name="Standard"><text:s text:c="3"/>printf("%d" , c );</text:p>
      <text:p text:style-name="Standard"><text:s text:c="3"/>return 0;</text:p>
      <text:p text:style-name="Standard"><text:s text:c="2"/>}</text:p>
      <text:p text:style-name="Standard"><text:s text:c="2"/>求c為多少? c=52 ,</text:p>
      <text:p text:style-name="Standard"><text:s text:c="54"/></text:p>
      <text:p text:style-name="Standard"><text:s text:c="3"/>1.6 給予10個任意整數，輸出其最小值、最大值、平均值。</text:p>
      <text:p text:style-name="Standard"><text:s text:c="6"/>float a[10];</text:p>
      <text:p text:style-name="Standard"><text:s text:c="6"/>float max=min=avg=sum=0;</text:p>
      <text:p text:style-name="Standard"><text:s text:c="6"/>for(int i=0;i&lt;10;i++)</text:p>
      <text:p text:style-name="Standard"><text:s text:c="6"/>{ cin &gt;&gt; a[i]; <text:s/>}</text:p>
      <text:p text:style-name="Standard"><text:soft-page-break/><text:s text:c="6"/>for(int j=0;j&lt;10;j++)</text:p>
      <text:p text:style-name="Standard"><text:s text:c="6"/>{ if(a[j]&gt;max) max=a[j];</text:p>
      <text:p text:style-name="Standard"><text:s text:c="8"/>if(a[j]&lt;min) min=a[j];</text:p>
      <text:p text:style-name="Standard"><text:s text:c="8"/>sum=sum+a[j];</text:p>
      <text:p text:style-name="Standard"><text:s text:c="7"/>}</text:p>
      <text:p text:style-name="Standard"><text:s text:c="9"/>avg=sum/10;</text:p>
      <text:p text:style-name="Standard"><text:s text:c="36"/></text:p>
      <text:p text:style-name="Standard"><text:s text:c="3"/>1.7 __interrupt double isr(double r)</text:p>
      <text:p text:style-name="Standard"><text:s text:c="6"/>{</text:p>
      <text:p text:style-name="Standard"><text:s text:c="9"/>double area = PI*r*r ;</text:p>
      <text:p text:style-name="Standard"><text:s text:c="9"/>printf("%f\n",area) ;</text:p>
      <text:p text:style-name="Standard"><text:s text:c="9"/>return area ;</text:p>
      <text:p text:style-name="Standard"><text:s text:c="6"/>}</text:p>
      <text:p text:style-name="Standard"><text:s text:c="6"/>說明並解釋上述之interrupt service routine 之錯誤處？</text:p>
      <text:p text:style-name="Standard"/>
      <text:p text:style-name="Standard"><text:s text:c="3"/>1.8 <text:s/>寫出一個字串拷貝程式： void StrCpy(char* dst , char* src) ;</text:p>
      <text:p text:style-name="Standard"><text:s text:c="2"/>void strcpy(char *s, char *t) <text:s/>// array version</text:p>
      <text:p text:style-name="Standard"><text:s text:c="2"/>{</text:p>
      <text:p text:style-name="Standard"><text:s text:c="4"/>int i;</text:p>
      <text:p text:style-name="Standard"><text:s text:c="4"/>i = 0;</text:p>
      <text:p text:style-name="Standard"><text:s text:c="4"/>while((s[i] = t[i]) != '\0')</text:p>
      <text:p text:style-name="Standard"><text:s text:c="3"/>i++;</text:p>
      <text:p text:style-name="Standard"><text:s text:c="2"/>}</text:p>
      <text:p text:style-name="Standard"/>
      <text:p text:style-name="Standard"><text:s text:c="2"/>void strcpy(char *s, char *t) <text:s/>// pointer version</text:p>
      <text:p text:style-name="Standard"><text:s text:c="2"/>{</text:p>
      <text:p text:style-name="Standard"><text:s text:c="4"/>while((*s = *t) != '\0') {</text:p>
      <text:p text:style-name="Standard"><text:s text:c="3"/>s++;</text:p>
      <text:p text:style-name="Standard"><text:s text:c="3"/>t++;</text:p>
      <text:p text:style-name="Standard"><text:s text:c="4"/>}</text:p>
      <text:p text:style-name="Standard"><text:s text:c="2"/>}</text:p>
      <text:p text:style-name="Standard"><text:s text:c="3"/>1.9 <text:s/>寫出整數轉換字串程式</text:p>
      <text:p text:style-name="Standard"><text:s text:c="2"/>#include "stdafx.h"</text:p>
      <text:p text:style-name="Standard"><text:s text:c="2"/>#include&lt;iostream&gt;</text:p>
      <text:p text:style-name="Standard"><text:s text:c="2"/>#include&lt;sstream&gt;</text:p>
      <text:p text:style-name="Standard"><text:s text:c="2"/>using namespace std;</text:p>
      <text:p text:style-name="Standard"/>
      <text:p text:style-name="Standard"><text:s text:c="2"/>template&lt;class T&gt;</text:p>
      <text:p text:style-name="Standard"><text:s text:c="2"/>void to_string(string &amp; result, const T&amp; t)</text:p>
      <text:p text:style-name="Standard"><text:s text:c="2"/>{</text:p>
      <text:p text:style-name="Standard"><text:s text:c="3"/>ostringstream oss;//創建一個流</text:p>
      <text:p text:style-name="Standard"><text:s text:c="3"/>oss &lt;&lt; t;//把值傳遞如流中</text:p>
      <text:p text:style-name="Standard"><text:s text:c="3"/>result = oss.str();//獲取轉換後的字符轉並將其寫入result</text:p>
      <text:p text:style-name="Standard"><text:s text:c="2"/>}</text:p>
      <text:p text:style-name="Standard"><text:s text:c="2"/>int main()</text:p>
      <text:p text:style-name="Standard"><text:s text:c="2"/>{</text:p>
      <text:p text:style-name="Standard"><text:s text:c="3"/>string s1, s2, s3;</text:p>
      <text:p text:style-name="Standard"><text:s text:c="3"/>to_string(s1, 10.5);//double到string</text:p>
      <text:p text:style-name="Standard"><text:s text:c="3"/>to_string(s2, 123);//int到string</text:p>
      <text:p text:style-name="Standard"><text:s text:c="3"/>to_string(s3, true);//bool到string</text:p>
      <text:p text:style-name="Standard"><text:s text:c="3"/>cout &lt;&lt; s1 &lt;&lt; endl &lt;&lt; s2 &lt;&lt; endl &lt;&lt;s3;</text:p>
      <text:p text:style-name="Standard"><text:s text:c="3"/>system("pause");</text:p>
      <text:p text:style-name="Standard"><text:soft-page-break/><text:s text:c="3"/>return 0;</text:p>
      <text:p text:style-name="Standard"><text:s text:c="2"/>}</text:p>
      <text:p text:style-name="Standard"/>
      <text:p text:style-name="Standard"><text:s text:c="3"/>1.10 寫出一個程式若輸入為 12345678 , 則返回值為 56781234</text:p>
      <text:p text:style-name="Standard"><text:s text:c="7"/>DWORD <text:s/>fun(DWORD num)</text:p>
      <text:p text:style-name="Standard"/>
      <text:p text:style-name="Standard"><text:s text:c="3"/>1.11 <text:s/>int <text:s/>fun(int x)</text:p>
      <text:p text:style-name="Standard"><text:s text:c="8"/>{</text:p>
      <text:p text:style-name="Standard"><text:s text:c="10"/>int count = 0 ;</text:p>
      <text:p text:style-name="Standard"/>
      <text:p text:style-name="Standard"><text:s text:c="11"/>while(x){</text:p>
      <text:p text:style-name="Standard"><text:s text:c="13"/>count++ ;</text:p>
      <text:p text:style-name="Standard"><text:s text:c="13"/>x = x &amp; (x-1) ;</text:p>
      <text:p text:style-name="Standard"><text:s text:c="10"/>}</text:p>
      <text:p text:style-name="Standard"><text:s text:c="10"/>return count ;</text:p>
      <text:p text:style-name="Standard"><text:s text:c="8"/>}</text:p>
      <text:p text:style-name="Standard"><text:s text:c="7"/>若x=456;則return值為多少？</text:p>
      <text:p text:style-name="Standard"/>
      <text:p text:style-name="Standard"><text:s text:c="3"/>1.12 <text:s/>void func(void){</text:p>
      <text:p text:style-name="Standard"><text:s text:c="10"/>static int i = 0 ;</text:p>
      <text:p text:style-name="Standard"><text:s text:c="10"/>i++ ;</text:p>
      <text:p text:style-name="Standard"><text:s text:c="10"/>printf("%d" , i ) ;</text:p>
      <text:p text:style-name="Standard"><text:s text:c="8"/>}</text:p>
      <text:p text:style-name="Standard"><text:s text:c="8"/>連續呼叫 func 10 次，印出的值為何？</text:p>
      <text:p text:style-name="Standard"/>
      <text:p text:style-name="Standard"><text:s text:c="3"/>1.13 <text:s/>何謂this指標？何謂template?何謂virtual function?</text:p>
      <text:p text:style-name="Standard"/>
      <text:p text:style-name="Standard"><text:s text:c="3"/>1.14 <text:s/>寫出一個程式輸入幾點幾分，return 值為時針與分針的角度</text:p>
      <text:p text:style-name="Standard"><text:s text:c="8"/>(需注意若為9:00則其角度為90度，非270度)</text:p>
      <text:p text:style-name="Standard"/>
      <text:p text:style-name="Standard"/>
      <text:p text:style-name="Standard"><text:s/>2. OS類：</text:p>
      <text:p text:style-name="Standard"><text:s text:c="4"/>2.1 何謂reentrant程式，設計reentrant需注意什麼？</text:p>
      <text:p text:style-name="Standard"/>
      <text:p text:style-name="Standard"><text:s text:c="4"/>2.2 解釋stack與heap</text:p>
      <text:p text:style-name="Standard"/>
      <text:p text:style-name="Standard"><text:s text:c="4"/>2.3 何謂deadlock?</text:p>
      <text:p text:style-name="Standard"/>
      <text:p text:style-name="Standard"><text:s text:c="4"/>2.4 說明 mutex 與 semaphore</text:p>
      <text:p text:style-name="Standard"/>
      <text:p text:style-name="Standard"><text:s text:c="4"/>2.5 設計OS的重點在哪些？</text:p>
      <text:p text:style-name="Standard"/>
      <text:p text:style-name="Standard"><text:s text:c="4"/>2.6 如何 Linux 與 windows 互相傳送檔案？</text:p>
      <text:p text:style-name="Standard"/>
      <text:p text:style-name="Standard"><text:s text:c="4"/>2.7 何謂DLL?</text:p>
      <text:p text:style-name="Standard"/>
      <text:p text:style-name="Standard"><text:s text:c="4"/>2.8 uClinux 與 Linux 最大差異在哪？</text:p>
      <text:p text:style-name="Standard"/>
      <text:p text:style-name="Standard"><text:s text:c="4"/>2.9 何謂即時多工系統？</text:p>
      <text:p text:style-name="Standard"/>
      <text:p text:style-name="Standard"><text:s/>3. 計組、硬體類：</text:p>
      <text:p text:style-name="Standard"><text:s text:c="3"/>3.1 何謂DMA，有何好處？</text:p>
      <text:p text:style-name="Standard"><text:soft-page-break/></text:p>
      <text:p text:style-name="Standard"><text:s text:c="4"/>3.2 何謂Little endian / Big endian</text:p>
      <text:p text:style-name="Standard"/>
      <text:p text:style-name="Standard"><text:s text:c="4"/>3.3 何謂 JTAG? 何謂ICE？</text:p>
      <text:p text:style-name="Standard"/>
      <text:p text:style-name="Standard"><text:s text:c="4"/>3.4 解釋 write back 與 write through</text:p>
      <text:p text:style-name="Standard"/>
      <text:p text:style-name="Standard"><text:s text:c="4"/>3.5 列舉幾個serial port, parallel port</text:p>
      <text:p text:style-name="Standard"/>
      <text:p text:style-name="Standard"><text:s text:c="4"/>3.6 說明 Watchdog 之運作機制</text:p>
      <text:p text:style-name="Standard"/>
      <text:p text:style-name="Standard"><text:s/>4. 網路類：</text:p>
      <text:p text:style-name="Standard"><text:s text:c="4"/>4.1 分別說明switch、hub、router、gateway</text:p>
      <text:p text:style-name="Standard"/>
      <text:p text:style-name="Standard"><text:s text:c="4"/>4.2 何謂IP fragment?</text:p>
      <text:p text:style-name="Standard"/>
      <text:p text:style-name="Standard"><text:s text:c="4"/>4.3 說明DHCP server功能</text:p>
      <text:p text:style-name="Standard"/>
      <text:p text:style-name="Standard"><text:s text:c="4"/>4.4 說明IP、subnet mask</text:p>
      <text:p text:style-name="Standard"/>
      <text:p text:style-name="Standard">4.5 說明 3-way handshaking</text:p>
      <text:p text:style-name="Standard"/>
      <text:p text:style-name="Standard">=======================================================================================</text:p>
      <text:p text:style-name="Standard"><text:tab/>考古題_瑞昱_白板題<text:tab/>2018/01/22</text:p>
      <text:p text:style-name="Standard">=======================================================================================</text:p>
      <text:p text:style-name="Standard">1. 用若干個砝碼組合出1～100公克，請問砝碼最少數量為幾個?</text:p>
      <text:p text:style-name="Standard"/>
      <text:p text:style-name="Standard">2. 1-500樂透小程式作法</text:p>
      <text:p text:style-name="Standard"/>
      <text:p text:style-name="Standard">3. 說明linux kernel的架構?</text:p>
      <text:p text:style-name="Standard"/>
      <text:p text:style-name="Standard">4. volatile優點?那為什麼不要所有變數都設volatile?</text:p>
      <text:p text:style-name="Standard"/>
      <text:p text:style-name="Standard">5. 甚麼是指標?什麼時候會用到?</text:p>
      <text:p text:style-name="Standard"/>
      <text:p text:style-name="Standard">6. 一個Memory，大小1.1KB，有一個程式A，要隨機傳資料給程式B，</text:p>
      <text:p text:style-name="Standard"><text:s text:c="3"/>兩程式間無法溝通，只能透過Memory傳遞資料，每個資料封包大小為1KB</text:p>
      <text:p text:style-name="Standard"><text:s text:c="2"/>，請設計一個流程，讓程式A能順利傳送資料，程式B能順利接收資料。</text:p>
      <text:p text:style-name="Standard"><text:s text:c="3"/>(在程式A中配置1KB的記憶體給資料，並設定一個bool存在那100Byte裡，</text:p>
      <text:p text:style-name="Standard"><text:s text:c="3"/>若資料傳送完畢設為true，則程式B看到bool=true，就可以取資料，取</text:p>
      <text:p text:style-name="Standard"><text:s text:c="3"/>完資料就改成false)</text:p>
      <text:p text:style-name="Standard"/>
      <text:p text:style-name="Standard">7. intput <text:s/>double* A,int N ,double x; //A就是系數ARRAY</text:p>
      <text:p text:style-name="Standard"><text:s text:c="3"/>請你寫個function算出下列function</text:p>
      <text:p text:style-name="Standard"><text:s text:c="3"/>f(x) = a0 + a1x +..+anx^n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24:36.550545728</meta:creation-date>
    <dc:date>2018-02-22T10:33:14.379857456</dc:date>
    <meta:editing-duration>PT8M38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4" meta:paragraph-count="164" meta:word-count="1223" meta:character-count="4303" meta:non-whitespace-character-count="3074"/>
  </office:meta>
</office:document-meta>
</file>